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2.5cm" svg:height="1.5cm" svg:x="2cm" svg:y="4cm">
          <text:p text:style-name="P1"><text:tab/>PAR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5cm" svg:height="1.5cm" svg:x="2cm" svg:y="2.5cm">
          <text:p text:style-name="P1">GENERADOR DE CODIG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aquin </meta:initial-creator>
    <meta:creation-date>2011-07-13T16:14:32</meta:creation-date>
    <dc:date>2012-02-29T02:35:54</dc:date>
    <dc:creator>Joaquin </dc:creator>
    <meta:editing-duration>PT04H48M48S</meta:editing-duration>
    <meta:editing-cycles>14</meta:editing-cycles>
    <meta:generator>OpenOffice.org/3.2$Linux OpenOffice.org_project/320m12$Build-9483</meta:generator>
    <meta:document-statistic meta:object-count="2"/>
  </office:meta>
</office:document-meta>
</file>